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text-properties fo:language="fr" fo:country="FR"/>
    </style:style>
    <style:style style:name="P4" style:family="paragraph" style:parent-style-name="Header">
      <style:paragraph-properties fo:text-align="center" style:justify-single-word="false"/>
      <style:text-properties style:font-name="Arial" fo:font-size="12pt" fo:language="fr" fo:country="FR" fo:font-weight="bold" officeooo:paragraph-rsid="001f902b" style:font-size-asian="12pt" style:font-weight-asian="bold" style:font-size-complex="12pt" style:font-weight-complex="bold"/>
    </style:style>
    <style:style style:name="P5" style:family="paragraph" style:parent-style-name="Standard">
      <style:text-properties fo:color="#000000" style:font-name="Arial" fo:language="fr" fo:country="FR"/>
    </style:style>
    <style:style style:name="P6" style:family="paragraph" style:parent-style-name="Heading">
      <style:paragraph-properties fo:text-align="center" style:justify-single-word="false"/>
      <style:text-properties style:font-name="Arial" fo:font-size="40pt" fo:language="fr" fo:country="FR" fo:font-weight="bold" officeooo:rsid="00024cf2" officeooo:paragraph-rsid="00024cf2" style:font-size-asian="40pt" style:font-weight-asian="bold" style:font-size-complex="40pt" style:font-weight-complex="bold"/>
    </style:style>
    <style:style style:name="P7" style:family="paragraph" style:parent-style-name="Text_20_body">
      <style:text-properties fo:language="fr" fo:country="FR"/>
    </style:style>
    <style:style style:name="P8" style:family="paragraph" style:parent-style-name="Text_20_body">
      <style:text-properties fo:language="fr" fo:country="FR" officeooo:rsid="00068483" officeooo:paragraph-rsid="00068483"/>
    </style:style>
    <style:style style:name="P9" style:family="paragraph" style:parent-style-name="Text_20_body">
      <style:text-properties fo:language="fr" fo:country="FR" officeooo:rsid="0006eafc" officeooo:paragraph-rsid="0006eafc"/>
    </style:style>
    <style:style style:name="P10" style:family="paragraph" style:parent-style-name="Text_20_body">
      <style:text-properties fo:language="fr" fo:country="FR" officeooo:rsid="0006eafc" officeooo:paragraph-rsid="001fe153"/>
    </style:style>
    <style:style style:name="P11" style:family="paragraph" style:parent-style-name="Text_20_body">
      <style:text-properties fo:language="fr" fo:country="FR" officeooo:rsid="000718b8" officeooo:paragraph-rsid="000718b8"/>
    </style:style>
    <style:style style:name="P12" style:family="paragraph" style:parent-style-name="Text_20_body">
      <style:text-properties fo:language="fr" fo:country="FR" officeooo:rsid="0003672d" officeooo:paragraph-rsid="00102f90"/>
    </style:style>
    <style:style style:name="P13" style:family="paragraph" style:parent-style-name="Text_20_body">
      <style:text-properties fo:language="fr" fo:country="FR" officeooo:rsid="0011a046" officeooo:paragraph-rsid="0011a046"/>
    </style:style>
    <style:style style:name="P14" style:family="paragraph" style:parent-style-name="Text_20_body">
      <style:text-properties fo:language="fr" fo:country="FR" officeooo:rsid="0004dbc7" officeooo:paragraph-rsid="0004dbc7"/>
    </style:style>
    <style:style style:name="P15" style:family="paragraph" style:parent-style-name="Text_20_body">
      <style:text-properties fo:language="fr" fo:country="FR" officeooo:rsid="000eebd9" officeooo:paragraph-rsid="000eebd9"/>
    </style:style>
    <style:style style:name="P16" style:family="paragraph" style:parent-style-name="Text_20_body">
      <style:text-properties fo:language="fr" fo:country="FR" officeooo:paragraph-rsid="00068483"/>
    </style:style>
    <style:style style:name="P17" style:family="paragraph" style:parent-style-name="Text_20_body">
      <style:text-properties fo:language="fr" fo:country="FR" officeooo:rsid="0002a1a5" officeooo:paragraph-rsid="00068483"/>
    </style:style>
    <style:style style:name="P18" style:family="paragraph" style:parent-style-name="Text_20_body">
      <style:text-properties fo:language="fr" fo:country="FR" officeooo:rsid="000cbb35" officeooo:paragraph-rsid="001857ac"/>
    </style:style>
    <style:style style:name="P19" style:family="paragraph" style:parent-style-name="Text_20_body">
      <style:text-properties fo:language="fr" fo:country="FR" officeooo:rsid="001a4003" officeooo:paragraph-rsid="001a4003"/>
    </style:style>
    <style:style style:name="P20" style:family="paragraph" style:parent-style-name="Text_20_body">
      <style:text-properties fo:language="fr" fo:country="FR" officeooo:rsid="001a4003" officeooo:paragraph-rsid="001b030f"/>
    </style:style>
    <style:style style:name="P21" style:family="paragraph" style:parent-style-name="Text_20_body">
      <style:paragraph-properties fo:break-before="page"/>
      <style:text-properties fo:language="fr" fo:country="FR" officeooo:rsid="0004dbc7" officeooo:paragraph-rsid="0004dbc7"/>
    </style:style>
    <style:style style:name="P22" style:family="paragraph" style:parent-style-name="Standard" style:master-page-name="Page_20_vide">
      <style:paragraph-properties style:page-number="auto" fo:break-before="page"/>
      <style:text-properties fo:language="fr" fo:country="FR"/>
    </style:style>
    <style:style style:name="P23" style:family="paragraph" style:parent-style-name="Standard">
      <style:text-properties fo:color="#000000" style:font-name="Arial" fo:language="fr" fo:country="FR"/>
    </style:style>
    <style:style style:name="P24" style:family="paragraph" style:parent-style-name="Heading" style:master-page-name="First_20_Page">
      <style:paragraph-properties fo:text-align="center" style:justify-single-word="false" style:page-number="auto"/>
      <style:text-properties style:font-name="Arial" fo:language="fr" fo:country="FR" officeooo:rsid="00024cf2" officeooo:paragraph-rsid="00024cf2"/>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Heading_20_2">
      <style:text-properties fo:language="fr" fo:country="FR"/>
    </style:style>
    <style:style style:name="P28" style:family="paragraph" style:parent-style-name="Heading_20_2">
      <style:text-properties fo:language="fr" fo:country="FR" officeooo:rsid="0003672d" officeooo:paragraph-rsid="0003672d"/>
    </style:style>
    <style:style style:name="P29" style:family="paragraph" style:parent-style-name="Heading_20_2">
      <style:text-properties fo:language="fr" fo:country="FR" officeooo:paragraph-rsid="001b9cd4"/>
    </style:style>
    <style:style style:name="P30" style:family="paragraph" style:parent-style-name="Heading_20_2">
      <style:text-properties fo:language="fr" fo:country="FR" officeooo:rsid="00068483" officeooo:paragraph-rsid="00068483"/>
    </style:style>
    <style:style style:name="P31" style:family="paragraph" style:parent-style-name="Heading_20_1" style:list-style-name="">
      <style:paragraph-properties fo:text-align="start" style:justify-single-word="false" fo:orphans="2" fo:widows="2"/>
    </style:style>
    <style:style style:name="P32" style:family="paragraph" style:parent-style-name="Heading_20_1">
      <style:text-properties fo:language="fr" fo:country="FR"/>
    </style:style>
    <style:style style:name="P33" style:family="paragraph" style:parent-style-name="Heading_20_1" style:list-style-name="">
      <style:paragraph-properties fo:text-align="start" style:justify-single-word="false" fo:orphans="2" fo:widows="2"/>
      <style:text-properties fo:language="fr" fo:country="FR"/>
    </style:style>
    <style:style style:name="P34" style:family="paragraph" style:parent-style-name="Heading_20_1" style:list-style-name="">
      <style:paragraph-properties fo:text-align="start" style:justify-single-word="false" fo:orphans="2" fo:widows="2"/>
      <style:text-properties fo:language="fr" fo:country="FR"/>
    </style:style>
    <style:style style:name="P35" style:family="paragraph">
      <style:paragraph-properties fo:break-before="page"/>
    </style:style>
    <style:style style:name="P36" style:family="paragraph" style:parent-style-name="Heading_20_1">
      <style:paragraph-properties fo:break-before="page"/>
      <style:text-properties officeooo:rsid="00224834" officeooo:paragraph-rsid="00224834"/>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Text_20_body">
      <style:text-properties fo:language="fr" fo:country="FR" officeooo:rsid="001b030f" officeooo:paragraph-rsid="001b030f"/>
    </style:style>
    <style:style style:name="P40" style:family="paragraph" style:parent-style-name="Text_20_body">
      <style:text-properties fo:language="fr" fo:country="FR" officeooo:rsid="000cbb35" officeooo:paragraph-rsid="0017fcb5"/>
    </style:style>
    <style:style style:name="P41" style:family="paragraph" style:parent-style-name="Text_20_body">
      <style:text-properties fo:language="fr" fo:country="FR" officeooo:rsid="0003672d" officeooo:paragraph-rsid="00102f90"/>
    </style:style>
    <style:style style:name="P42" style:family="paragraph" style:parent-style-name="Text_20_body">
      <style:text-properties fo:language="fr" fo:country="FR" officeooo:rsid="0003672d" officeooo:paragraph-rsid="00224834"/>
    </style:style>
    <style:style style:name="P43" style:family="paragraph" style:parent-style-name="Text_20_body">
      <style:text-properties fo:language="fr" fo:country="FR" officeooo:rsid="00224834" officeooo:paragraph-rsid="00224834"/>
    </style:style>
    <style:style style:name="P44" style:family="paragraph" style:parent-style-name="Text_20_body">
      <style:text-properties officeooo:rsid="0025eed3" officeooo:paragraph-rsid="0025eed3"/>
    </style:style>
    <style:style style:name="T1" style:family="text">
      <style:text-properties officeooo:rsid="001279e0"/>
    </style:style>
    <style:style style:name="T2" style:family="text">
      <style:text-properties officeooo:rsid="0003672d"/>
    </style:style>
    <style:style style:name="T3" style:family="text">
      <style:text-properties officeooo:rsid="0008ad47"/>
    </style:style>
    <style:style style:name="T4" style:family="text">
      <style:text-properties officeooo:rsid="00091596"/>
    </style:style>
    <style:style style:name="T5" style:family="text">
      <style:text-properties officeooo:rsid="000eebd9"/>
    </style:style>
    <style:style style:name="T6" style:family="text">
      <style:text-properties officeooo:rsid="00102f90"/>
    </style:style>
    <style:style style:name="T7" style:family="text">
      <style:text-properties officeooo:rsid="0012bf40"/>
    </style:style>
    <style:style style:name="T8" style:family="text">
      <style:text-properties officeooo:rsid="0014bc68"/>
    </style:style>
    <style:style style:name="T9" style:family="text">
      <style:text-properties officeooo:rsid="0016a927"/>
    </style:style>
    <style:style style:name="T10" style:family="text">
      <style:text-properties fo:language="fr" fo:country="FR"/>
    </style:style>
    <style:style style:name="T11" style:family="text">
      <style:text-properties fo:language="fr" fo:country="FR" officeooo:rsid="0016a927"/>
    </style:style>
    <style:style style:name="T12" style:family="text">
      <style:text-properties fo:language="fr" fo:country="FR" officeooo:rsid="00068483"/>
    </style:style>
    <style:style style:name="T13" style:family="text">
      <style:text-properties fo:language="fr" fo:country="FR" officeooo:rsid="0003672d"/>
    </style:style>
    <style:style style:name="T14" style:family="text">
      <style:text-properties fo:language="fr" fo:country="FR" officeooo:rsid="002404e9"/>
    </style:style>
    <style:style style:name="T15" style:family="text">
      <style:text-properties officeooo:rsid="001b030f"/>
    </style:style>
    <style:style style:name="T16" style:family="text">
      <style:text-properties officeooo:rsid="001ffe55"/>
    </style:style>
    <style:style style:name="T17" style:family="text">
      <style:text-properties officeooo:rsid="0020c285"/>
    </style:style>
    <style:style style:name="T18" style:family="text">
      <style:text-properties officeooo:rsid="00224834"/>
    </style:style>
    <style:style style:name="T19" style:family="text">
      <style:text-properties officeooo:rsid="002404e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ahier des charges</text:p>
      <text:p text:style-name="P6">Nom</text:p>
      <text:p text:style-name="P22"/>
      <text:table-of-content text:style-name="Sect1" text:protected="true"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6">Sommaire</text:p>
          </text:index-title>
          <text:p text:style-name="P37">Introduction<text:tab/>4</text:p>
          <text:p text:style-name="P37">1 Descriptif du projet<text:tab/>5</text:p>
          <text:p text:style-name="P25">1.1 Genèse du groupe<text:tab/>5</text:p>
          <text:p text:style-name="P25">1.2 Description du projet<text:tab/>5</text:p>
          <text:p text:style-name="P25">1.3 Définition des règles<text:tab/>5</text:p>
          <text:p text:style-name="P37">2 Objectif:<text:tab/>7</text:p>
          <text:p text:style-name="P25">2.1 Partie développement<text:tab/>7</text:p>
          <text:p text:style-name="P25">2.2 Partie base de données<text:tab/>7</text:p>
          <text:p text:style-name="P25">2.3 Partie affichage<text:tab/>7</text:p>
          <text:p text:style-name="P37">3 Structure du projet<text:tab/>8</text:p>
          <text:p text:style-name="P25">3.1 Choix techniques<text:tab/>8</text:p>
          <text:p text:style-name="P25">3.2 MVC (Modèle Vue Contrôleur)<text:tab/>8</text:p>
          <text:p text:style-name="P38">3.2.1 Modèle<text:tab/>8</text:p>
          <text:p text:style-name="P38">3.2.2 Vue<text:tab/>8</text:p>
          <text:p text:style-name="P38">3.2.3 Contrôleur<text:tab/>8</text:p>
          <text:p text:style-name="P25">3.3 MCD (Modèle Conceptuel de Données)<text:tab/>8</text:p>
          <text:p text:style-name="P37">4 Répartition des tâches<text:tab/>9</text:p>
          <text:p text:style-name="P37">5 Difficulté rencontrées<text:tab/>10</text:p>
          <text:p text:style-name="P37">6 Amélioration possible<text:tab/>11</text:p>
          <text:p text:style-name="P37">Conclusion<text:tab/>12</text:p>
        </text:index-body>
      </text:table-of-content>
      <text:p text:style-name="P5"/>
      <text:p text:style-name="P5"/>
      <text:h text:style-name="P36" text:outline-level="1" text:is-list-header="true">Introduction</text:h>
      <text:p text:style-name="P42"><text:span text:style-name="T6">Notre objectif de groupe est de développer</text:span> un jeu de type RPG<text:span text:style-name="T18">(Role Play Game)</text:span>/Rogue-like. <text:span text:style-name="T18">C</text:span>'est à dire avoir un <text:span text:style-name="T18">héro</text:span> qui pourrais évoluer <text:span text:style-name="T6">et gagner des objets en combattant des monstre dans </text:span>un donjon.</text:p>
      <text:p text:style-name="P43">L'idée du projet nous est venu lors d'une discussion ou nous avons évoquer l'idée de faire un RPG s'inspirant du jeu « Rogue Legacy ».</text:p>
      <text:h text:style-name="P31" text:outline-level="1"><text:span text:style-name="T13"/></text:h>
      <text:h text:outline-level="1"><text:span text:style-name="T13">Descriptif du projet</text:span></text:h>
      <text:h text:style-name="P28" text:outline-level="2"><text:span text:style-name="T9">Genèse</text:span> du groupe</text:h>
      <text:p text:style-name="P8">Notre groupe s'est formé par les affinités que nous avions développé au cours de notre première année à l'IUT de Belfort-Montbéliard. Ce projet était donc l'occasion de se réunir pour travailler ensemble.</text:p>
      <text:p text:style-name="P9">Notre groupe est donc composé de :</text:p>
      <text:p text:style-name="P10">- Bastien CHANEZ</text:p>
      <text:p text:style-name="P10">- Léo PETIT</text:p>
      <text:p text:style-name="P10">- Melvin SCHLIER</text:p>
      <text:p text:style-name="P9">- Raphaël RAGOOMUNDUN</text:p>
      <text:p text:style-name="P9">- Florian VAISSIERE</text:p>
      <text:p text:style-name="P9">Une amitié avait déjà été noué entre Bastien, Léo et Melvin et à l'occasion de <text:span text:style-name="T1">c</text:span>e projet qui devait fonctionner par groupe de cinq personnes, Florian ainsi que Raphaël nous ont rejoin<text:span text:style-name="T1">t</text:span> pour compéter le groupe <text:span text:style-name="T4">et former de nouveaux liens</text:span>.</text:p>
      <text:h text:style-name="P28" text:outline-level="2">Description du projet</text:h>
      <text:p text:style-name="P11">L'idée de notre projet <text:span text:style-name="T3">s</text:span>'est précisé au fil du temps pour devenir <text:span text:style-name="T1">ce qu'elle est</text:span> aujourd'hui, c'est à dire, la réalisation d'un RPG (Role Play<text:span text:style-name="T1">ing</text:span> Game). <text:span text:style-name="T1">Ce projet s'</text:span>inspir<text:span text:style-name="T1">e</text:span> du jeu Rogue Legacy et de notre expérience sur les jeux vidéo, un Rogue-like.</text:p>
      <text:h text:style-name="P28" text:outline-level="2">Définition des règles</text:h>
      <text:p text:style-name="P18"><text:span text:style-name="T1">Le joueur contrôle</text:span><text:span text:style-name="T10"> un personnage dans un environnement composé d'une zone fixe </text:span><text:span text:style-name="T1">et d'un donjon.</text:span><text:span text:style-name="T10"> </text:span></text:p>
      <text:p text:style-name="P40"><text:span text:style-name="T1">La zone fixe est </text:span>sans danger, <text:span text:style-name="T1">on y trouve </text:span>diverse échoppes qui permett<text:span text:style-name="T1">ent</text:span> d'acheter équipement<text:span text:style-name="T1">s</text:span>, armes et potion<text:span text:style-name="T1">s, et ainsi que l'auberge qui correspond à la zone de départ et si l'aventurier meurt sert de zone de réapparition, l'aventurier vit dans cette auberge il peut y stocker ou échanger des objets.</text:span></text:p>
      <text:p text:style-name="P18"><text:span text:style-name="T1">Le</text:span> donjon <text:span text:style-name="T1">est </text:span>composé de niveaux généré<text:span text:style-name="T1">s</text:span> aléatoirement où prolifèrent les monstres et objets.</text:p>
      <text:p text:style-name="P19"><text:soft-page-break/>Les monstres ont la capacité d'attaquer avec des armes et/ou d’exécuter des sorts en fonction de leur niveau et de l'avancé dans le jeu. Une fois mort ils peuvent laisser un objet <text:span text:style-name="T17">et/</text:span>ou de l'argent sur leur lieu de mort.</text:p>
      <text:p text:style-name="P20">L'aventurier tout comme le<text:span text:style-name="T15">s</text:span> monstre<text:span text:style-name="T15">s</text:span> combat avec des <text:span text:style-name="T15">armes et peut exécuter des sorts mais à la différence des monstres la capacité d'utilisé des sorts ne dépend pas de l'avancé du donjon mais de l'expérience gagné convertit en niveau. Le personnage à la suite de combats contre des monstres peut gagner des objets, de or et de l'expérience. Le gain de niveau permet d'attribuer des points en constitution, intelligence, résistance ou force afin d'augmenter ses caractéristiques (vie, mana, armure, dégâts). </text:span></text:p>
      <text:p text:style-name="P39">Les objets peuvent régénérer la vie grâce aux différentes potions de vie, également recharger sa mana grâce aux potions de mana, procurer de la résistance grâce aux armures ou des dégâts avec les armes pouvant être équipé par le personnage. </text:p>
      <text:h text:style-name="P33" text:outline-level="1"/>
      <text:h text:style-name="P31" text:outline-level="1"><text:span text:style-name="T10"/></text:h>
      <text:h text:outline-level="1"><text:span text:style-name="T10">Objectif:</text:span></text:h>
      <text:h text:style-name="P28" text:outline-level="2">Partie d<text:span text:style-name="T7">é</text:span>veloppement</text:h>
      <text:p text:style-name="P12"><text:s/><text:span text:style-name="T6">Notre objectif au sein du groupe est de développer</text:span> un jeu de type RPG/Rogue-like, c'est à dire avoir un <text:span text:style-name="T18">héro</text:span> qui pourrais évoluer <text:span text:style-name="T6">et gagner des objets en combattant des monstre dans </text:span>un donjon.</text:p>
      <text:p text:style-name="P12">Notre héro évoluerais en franchissant les niveaux du donjon <text:span text:style-name="T7">générés </text:span>aléatoire<text:span text:style-name="T7">ment</text:span>.</text:p>
      <text:p text:style-name="P43">Objectif :</text:p>
      <text:p text:style-name="P43">-Jeux 2D</text:p>
      <text:p text:style-name="P43">-BDD</text:p>
      <text:p text:style-name="P43">-Animation</text:p>
      <text:p text:style-name="P43">-</text:p>
      <text:h text:style-name="P28" text:outline-level="2">Partie base de donnée<text:span text:style-name="T7">s</text:span></text:h>
      <text:p text:style-name="P13">La base de donnée permettra de sauvegarder des parties, c'est à dire les <text:span text:style-name="T9">caractéristiques</text:span> du héros, son niveau et ses équipement<text:span text:style-name="T7">s</text:span> et bien s<text:span text:style-name="T7">û</text:span>r ses ressources.</text:p>
      <text:p text:style-name="P13">Il permettra aussi de stocker toutes les différentes armes et armures et sortes de monstre.</text:p>
      <text:h text:style-name="P29" text:outline-level="2">Partie <text:span text:style-name="T2">a</text:span>ffichage</text:h>
      <text:p text:style-name="P14">Vue mockup/dessin</text:p>
      <text:p text:style-name="P21"/>
      <text:h text:style-name="P32" text:outline-level="1">Structure du projet</text:h>
      <text:h text:style-name="P30" text:outline-level="2">Choix techniques</text:h>
      <text:p text:style-name="P8"><text:span text:style-name="T5">Pour ce projet nous utiliserons le langage Java avec la bibliothèque Swing, nous travaillerons sous </text:span>IDEA.</text:p>
      <text:p text:style-name="P15">Pour structurer notre projet et nos objectifs nous travaillons <text:span text:style-name="T7">avec</text:span> l'outil en ligne Trello.</text:p>
      <text:p text:style-name="P15">Pour le versionning de notre projet et le partage, GitHub sera de mise.</text:p>
      <text:p text:style-name="P15">Pour les graph<text:span text:style-name="T7">i</text:span>sme Photoshop et cinéma4D seront là pour nous aider.</text:p>
      <text:h text:style-name="P27" text:outline-level="2">MVC <text:span text:style-name="T19">(Modèle Vue Contrôleur)</text:span></text:h>
      <text:h text:style-name="Heading_20_3" text:outline-level="3">Modèle</text:h>
      <text:p text:style-name="Text_20_body">UML <text:span text:style-name="T19">(Unified Modeling Language)</text:span></text:p>
      <text:h text:style-name="Heading_20_3" text:outline-level="3">Vue </text:h>
      <text:p text:style-name="P44">Vue Mockup/dessin + explication</text:p>
      <text:h text:style-name="Heading_20_3" text:outline-level="3">Contrôleur</text:h>
      <text:h text:style-name="Heading_20_2" text:outline-level="2"><text:span text:style-name="T10">MCD </text:span><text:span text:style-name="T14">(Modèle Conceptuel de Données)</text:span></text:h>
      <text:p text:style-name="P16"/>
      <text:h text:style-name="P31" text:outline-level="1"><text:span text:style-name="T11"/></text:h>
      <text:h text:outline-level="1"><text:span text:style-name="T11">Répartition</text:span><text:span text:style-name="T10"> des tâches</text:span></text:h>
      <text:p text:style-name="P14">(gantt annexe)</text:p>
      <text:p text:style-name="P8">- première partie de la création de la vue fait le 29 septembre 2016</text:p>
      <text:p text:style-name="P8">- controleur réalisé entre le 29 et 30 septembre 2016</text:p>
      <text:p text:style-name="P8">- principe MVC fonctionnel le 1 octobre 2016</text:p>
      <text:p text:style-name="P8">- déplacement du personnage du 30 au 2 septembre 2016</text:p>
      <text:p text:style-name="P8">- découpage et gestion du sprite du personnage 2 septembre au 3 septembre 2016</text:p>
      <text:p text:style-name="P8">- correction et optimisation 3 septembre au 6 septembre 2016</text:p>
      <text:p text:style-name="P8">- cahier des charge terminé pour le 13 octobre 2016</text:p>
      <text:h text:style-name="P33" text:outline-level="1"><text:span text:style-name="T10"/></text:h>
      <text:p text:style-name="P7"/>
      <text:h text:style-name="P31" text:outline-level="1"><text:span text:style-name="T10"/></text:h>
      <text:h text:outline-level="1"><text:span text:style-name="T10">Difficulté rencontré</text:span><text:span text:style-name="T12">es</text:span></text:h>
      <text:p text:style-name="P17">- Gestion de l'utilisation de java et BDD ensemble.</text:p>
      <text:p text:style-name="P17">- Gestion des <text:span text:style-name="T9">animations.</text:span></text:p>
      <text:p text:style-name="P17">- Création d'une IA.</text:p>
      <text:p text:style-name="P17">- Tile maping (chiffre &lt;0 = non collision, chiffre 0&lt; x &lt; 100 collision, chiffre 100 &lt; x &lt; 200 cassable).</text:p>
      <text:p text:style-name="P17">- Inventaire du personnage.</text:p>
      <text:h text:style-name="P31" text:outline-level="1"><text:span text:style-name="T10"/></text:h>
      <text:h text:outline-level="1"><text:span text:style-name="T10">Amélioration possible </text:span></text:h>
      <text:p text:style-name="P8">- Amélioration armes et armures (ex:enchantement, poison)</text:p>
      <text:p text:style-name="P8">- Rajouter des classes de personnages donc des spells</text:p>
      <text:p text:style-name="P8">- des ajouts de foncionnalités dans la ville (batiment, ...)</text:p>
      <text:p text:style-name="P8">- personnalisation du personnage</text:p>
      <text:p text:style-name="P8">- objet divers (composant)</text:p>
      <text:p text:style-name="P8">- création d'item (armure, arme, potion, ...)</text:p>
      <text:p text:style-name="P8">- mode multijoueur (lan)</text:p>
      <text:p text:style-name="P8">- ajout de races (avec spé fonction race donc modification des multiplicateurs de dommage et résistance)</text:p>
      <text:p text:style-name="P8">- ajout de types de monstres (des types de d<text:span text:style-name="T8">é</text:span>gats et de r<text:span text:style-name="T8">é</text:span>sistances: feu, eau, vent, physiques,...)</text:p>
      <text:p text:style-name="P8">- fen<text:span text:style-name="T8">ê</text:span>tre popup / ou dans le <text:span text:style-name="T8">décord</text:span> de l'aide</text:p>
      <text:h text:style-name="P31" text:outline-level="1"><text:span text:style-name="T10"/></text:h>
      <text:h text:outline-level="1" text:is-list-header="true"><text:span text:style-name="T10">Conclusion</text:span></text:h>
      <text:p text:style-name="P8">Ce projet reste un défis de taille par sa complexité et par <text:span text:style-name="T8">son caractère aléatoire </text:span>qui peut décourager, il faudra donc progresser étape par étape en suivant un r<text:span text:style-name="T8">y</text:span>thme préci<text:span text:style-name="T8">s</text:span> tout en <text:span text:style-name="T8">s'organis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3cm" fo:margin-bottom="0.101cm" loext:contextual-spacing="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loext:graphic-properties draw:fill="solid" draw:fill-color="#ffffff" draw:opacity="100%"/>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solid" draw:fill-color="#ffffff" draw:opacity="100%"/>
      <style:paragraph-properties fo:margin-left="0cm" fo:margin-right="0cm" fo:text-indent="0cm" style:auto-text-indent="false" fo:background-color="#ffffff">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officeooo:paragraph-rsid="001f902b"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text-properties fo:language="fr" fo:country="FR"/>
    </style:style>
    <style:style style:name="MT1" style:family="text">
      <style:text-properties officeooo:rsid="001279e0"/>
    </style:style>
    <style:style style:name="MT2" style:family="text">
      <style:text-properties officeooo:rsid="001ffe55"/>
    </style:style>
    <style:page-layout style:name="Mpm1">
      <style:page-layout-properties fo:page-width="20.999cm" fo:page-height="29.699cm" style:num-format="1" style:print-orientation="portrait" fo:margin-top="1.561cm" fo:margin-bottom="1.9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0</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Melvin SCHLIER, <text:span text:style-name="MT1">Raphaël RAGOOMUNDUN, Florian VAISSIERE</text:span> </text:p>
      </style:header>
      <style:footer>
        <text:p text:style-name="MP3"><text:span text:style-name="MT2">Année : </text:span>2016-2017</text:p>
      </style:footer>
    </style:master-page>
    <style:master-page style:name="Page_20_vide" style:display-name="Page vide" style:page-layout-name="Mpm4"/>
    <style:master-page style:name="Sommaire" style:page-layout-name="Mpm4"/>
    <style:master-page style:name="Annexe" style:page-layout-name="Mpm5" style:next-style-name="Index"/>
    <style:master-page style:name="Landscape" style:page-layout-name="Mpm6" style:next-style-name="Index">
      <style:footer>
        <text:p text:style-name="MP4"><text:page-number text:select-page="current">0</text:page-number></text:p>
      </style:footer>
    </style:master-page>
    <style:master-page style:name="Index" style:page-layout-name="Mpm7">
      <style:footer>
        <text:p text:style-name="MP4"><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2H37M15S</meta:editing-duration>
    <meta:editing-cycles>31</meta:editing-cycles>
    <meta:generator>LibreOffice/5.0.5.2$Windows_x86 LibreOffice_project/55b006a02d247b5f7215fc6ea0fde844b30035b3</meta:generator>
    <dc:title>Rapport</dc:title>
    <meta:initial-creator>Bastien CHANEZ</meta:initial-creator>
    <dc:date>2016-10-05T16:46:35.886000000</dc:date>
    <meta:document-statistic meta:table-count="0" meta:image-count="0" meta:object-count="0" meta:page-count="12" meta:paragraph-count="105" meta:word-count="1006" meta:character-count="5967" meta:non-whitespace-character-count="5058"/>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